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87287" officeooo:paragraph-rsid="0015778f"/>
    </style:style>
    <style:style style:name="P2" style:family="paragraph" style:parent-style-name="Text_20_body">
      <style:text-properties fo:font-size="14pt" fo:font-weight="normal" officeooo:rsid="01797f71" officeooo:paragraph-rsid="01778395" fo:background-color="transparent" style:font-size-asian="14pt" style:font-weight-asian="normal" style:font-size-complex="14pt" style:font-weight-complex="normal"/>
    </style:style>
    <style:style style:name="P3" style:family="paragraph" style:parent-style-name="Text_20_body">
      <style:text-properties fo:font-size="14pt" fo:font-weight="normal" officeooo:rsid="0180466c" officeooo:paragraph-rsid="0180466c" fo:background-color="transparent" style:font-size-asian="14pt" style:font-weight-asian="normal" style:font-size-complex="14pt" style:font-weight-complex="normal"/>
    </style:style>
    <style:style style:name="P4" style:family="paragraph" style:parent-style-name="Text_20_body">
      <style:text-properties fo:font-size="14pt" fo:font-weight="normal" officeooo:rsid="0180466c" officeooo:paragraph-rsid="01778395" fo:background-color="transparent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size="14pt" fo:font-weight="normal" officeooo:rsid="01f9d26a" officeooo:paragraph-rsid="01f9d26a" fo:background-color="transparent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font-size="14pt" fo:font-weight="normal" officeooo:rsid="01f9d26a" officeooo:paragraph-rsid="0202d054" fo:background-color="transparent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fo:font-weight="normal" officeooo:rsid="01fe65f2" officeooo:paragraph-rsid="0202d054" fo:background-color="transparent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font-size="14pt" fo:font-weight="normal" officeooo:rsid="02071471" officeooo:paragraph-rsid="02073b2f" fo:background-color="transparent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size="14pt" fo:font-weight="normal" officeooo:rsid="02071471" officeooo:paragraph-rsid="020770bb" fo:background-color="transparent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size="14pt" fo:font-weight="normal" officeooo:rsid="0201c04c" officeooo:paragraph-rsid="0201c04c" fo:background-color="transparent" style:font-size-asian="14pt" style:font-weight-asian="normal" style:font-size-complex="14pt" style:font-weight-complex="normal"/>
    </style:style>
    <style:style style:name="P11" style:family="paragraph" style:parent-style-name="Text_20_body">
      <style:text-properties fo:font-size="14pt" fo:font-weight="normal" officeooo:rsid="02073b2f" officeooo:paragraph-rsid="02073b2f" fo:background-color="transparent" style:font-size-asian="14pt" style:font-weight-asian="normal" style:font-size-complex="14pt" style:font-weight-complex="normal"/>
    </style:style>
    <style:style style:name="P12" style:family="paragraph" style:parent-style-name="Text_20_body">
      <style:text-properties fo:font-size="14pt" fo:font-weight="normal" officeooo:rsid="019e1448" officeooo:paragraph-rsid="01abee70" fo:background-color="#fff200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size="14pt" fo:font-weight="normal" officeooo:rsid="01dbf74d" officeooo:paragraph-rsid="01dbf74d" fo:background-color="#fff200" style:font-size-asian="14pt" style:font-weight-asian="normal" style:font-size-complex="14pt" style:font-weight-complex="normal"/>
    </style:style>
    <style:style style:name="P14" style:family="paragraph" style:parent-style-name="Text_20_body">
      <style:text-properties fo:font-size="14pt" fo:font-weight="normal" officeooo:rsid="0201c04c" officeooo:paragraph-rsid="0201c04c" fo:background-color="#fff200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font-size="14pt" fo:font-weight="normal" officeooo:rsid="01ef9046" officeooo:paragraph-rsid="02232c2a" fo:background-color="#fff200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size="14pt" fo:font-weight="normal" officeooo:rsid="022b83d6" officeooo:paragraph-rsid="022b83d6" fo:background-color="#fff200" style:font-size-asian="14pt" style:font-weight-asian="normal" style:font-size-complex="14pt" style:font-weight-complex="normal"/>
    </style:style>
    <style:style style:name="P17" style:family="paragraph" style:parent-style-name="Text_20_body">
      <style:text-properties fo:font-size="14pt" fo:font-weight="normal" officeooo:rsid="022d4e10" officeooo:paragraph-rsid="0230957e" fo:background-color="#fff200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officeooo:rsid="003201e5" officeooo:paragraph-rsid="0015778f" fo:background-color="transparent" style:font-size-asian="14pt" style:font-size-complex="14pt"/>
    </style:style>
    <style:style style:name="P19" style:family="paragraph" style:parent-style-name="Text_20_body">
      <style:text-properties fo:font-size="14pt" officeooo:rsid="01d9ceb2" officeooo:paragraph-rsid="01d9ceb2" fo:background-color="transparent" style:font-size-asian="14pt" style:font-size-complex="14pt"/>
    </style:style>
    <style:style style:name="P20" style:family="paragraph" style:parent-style-name="Text_20_body">
      <style:text-properties fo:font-size="14pt" officeooo:rsid="01b419a7" officeooo:paragraph-rsid="01e11205" fo:background-color="transparent" style:font-size-asian="14pt" style:font-size-complex="14pt"/>
    </style:style>
    <style:style style:name="P21" style:family="paragraph" style:parent-style-name="Text_20_body">
      <style:text-properties fo:font-size="14pt" officeooo:rsid="01b419a7" officeooo:paragraph-rsid="01ebb5ae" fo:background-color="transparent" style:font-size-asian="14pt" style:font-size-complex="14pt"/>
    </style:style>
    <style:style style:name="P22" style:family="paragraph" style:parent-style-name="Text_20_body">
      <style:text-properties fo:font-size="14pt" officeooo:rsid="01b419a7" officeooo:paragraph-rsid="020d7202" fo:background-color="transparent" style:font-size-asian="14pt" style:font-size-complex="14pt"/>
    </style:style>
    <style:style style:name="P23" style:family="paragraph" style:parent-style-name="Text_20_body">
      <style:text-properties fo:font-size="14pt" officeooo:rsid="01ebb5ae" officeooo:paragraph-rsid="01ebb5ae" fo:background-color="transparent" style:font-size-asian="14pt" style:font-size-complex="14pt"/>
    </style:style>
    <style:style style:name="P24" style:family="paragraph" style:parent-style-name="Text_20_body">
      <style:text-properties fo:font-size="14pt" officeooo:rsid="01ec9044" officeooo:paragraph-rsid="01ec9044" fo:background-color="transparent" style:font-size-asian="14pt" style:font-size-complex="14pt"/>
    </style:style>
    <style:style style:name="P25" style:family="paragraph" style:parent-style-name="Text_20_body">
      <style:text-properties fo:font-size="14pt" officeooo:rsid="01ed962f" officeooo:paragraph-rsid="01fafd5a" fo:background-color="transparent" style:font-size-asian="14pt" style:font-size-complex="14pt"/>
    </style:style>
    <style:style style:name="P26" style:family="paragraph" style:parent-style-name="Text_20_body">
      <style:text-properties fo:font-size="14pt" officeooo:rsid="01ec9044" officeooo:paragraph-rsid="01ec9044" fo:background-color="#fff200" style:font-size-asian="14pt" style:font-size-complex="14pt"/>
    </style:style>
    <style:style style:name="P27" style:family="paragraph" style:parent-style-name="Text_20_body">
      <style:text-properties fo:font-size="14pt" officeooo:rsid="01ef9046" officeooo:paragraph-rsid="01ef9046" fo:background-color="#fff200" style:font-size-asian="14pt" style:font-size-complex="14pt"/>
    </style:style>
    <style:style style:name="P28" style:family="paragraph" style:parent-style-name="Text_20_body">
      <style:text-properties fo:font-size="14pt" officeooo:rsid="0201c04c" officeooo:paragraph-rsid="0203de78" fo:background-color="#fff200" style:font-size-asian="14pt" style:font-size-complex="14pt"/>
    </style:style>
    <style:style style:name="P29" style:family="paragraph" style:parent-style-name="Text_20_body">
      <style:text-properties officeooo:rsid="006b1203" officeooo:paragraph-rsid="00560c99"/>
    </style:style>
    <style:style style:name="P30" style:family="paragraph" style:parent-style-name="Standard">
      <style:text-properties fo:font-size="14pt" fo:font-weight="normal" officeooo:rsid="01fe65f2" officeooo:paragraph-rsid="020770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1fe65f2" officeooo:paragraph-rsid="020997e9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20770bb" officeooo:paragraph-rsid="020997e9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20770bb" officeooo:paragraph-rsid="020770bb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20770bb" officeooo:paragraph-rsid="0220e8c9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20770bb" officeooo:paragraph-rsid="0227d311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2073b2f" officeooo:paragraph-rsid="020770b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2185388" officeooo:paragraph-rsid="021fbd0e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220e8c9" officeooo:paragraph-rsid="0220e8c9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203de78" officeooo:paragraph-rsid="020770bb" fo:background-color="#fff200" style:font-size-asian="14pt" style:font-weight-asian="normal" style:font-size-complex="14pt" style:font-weight-complex="normal"/>
    </style:style>
    <style:style style:name="P40" style:family="paragraph" style:parent-style-name="Text_20_body">
      <style:text-properties fo:font-size="14pt" fo:font-weight="normal" officeooo:rsid="0229d6a1" officeooo:paragraph-rsid="02232c2a" fo:background-color="transparent" style:font-size-asian="14pt" style:font-weight-asian="normal" style:font-size-complex="14pt" style:font-weight-complex="normal"/>
    </style:style>
    <style:style style:name="P41" style:family="paragraph" style:parent-style-name="Text_20_body">
      <style:text-properties fo:font-size="14pt" fo:font-weight="normal" officeooo:rsid="022d4e10" officeooo:paragraph-rsid="0230957e" fo:background-color="#fff200" style:font-size-asian="14pt" style:font-weight-asian="normal" style:font-size-complex="14pt" style:font-weight-complex="normal"/>
    </style:style>
    <style:style style:name="P42" style:family="paragraph" style:parent-style-name="Text_20_body">
      <style:text-properties fo:font-size="14pt" fo:font-weight="normal" officeooo:rsid="022d4e10" officeooo:paragraph-rsid="023665d5" fo:background-color="#fff200" style:font-size-asian="14pt" style:font-weight-asian="normal" style:font-size-complex="14pt" style:font-weight-complex="normal"/>
    </style:style>
    <style:style style:name="P43" style:family="paragraph" style:parent-style-name="Text_20_body">
      <style:text-properties fo:font-size="14pt" fo:font-weight="normal" officeooo:rsid="023665d5" officeooo:paragraph-rsid="023665d5" fo:background-color="#fff200" style:font-size-asian="14pt" style:font-weight-asian="normal" style:font-size-complex="14pt" style:font-weight-complex="normal"/>
    </style:style>
    <style:style style:name="P44" style:family="paragraph" style:parent-style-name="Heading_20_1">
      <style:text-properties officeooo:rsid="01b3840a" officeooo:paragraph-rsid="01b384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0d7202" style:font-weight-asian="bold" style:font-weight-complex="bold"/>
    </style:style>
    <style:style style:name="T3" style:family="text">
      <style:text-properties officeooo:rsid="005117eb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1c810ca" fo:background-color="#fff200" loext:char-shading-value="0"/>
    </style:style>
    <style:style style:name="T6" style:family="text">
      <style:text-properties officeooo:rsid="01d75198" fo:background-color="#fff200" loext:char-shading-value="0"/>
    </style:style>
    <style:style style:name="T7" style:family="text">
      <style:text-properties officeooo:rsid="01df9446" fo:background-color="#fff200" loext:char-shading-value="0"/>
    </style:style>
    <style:style style:name="T8" style:family="text">
      <style:text-properties officeooo:rsid="01e11205" fo:background-color="#fff200" loext:char-shading-value="0"/>
    </style:style>
    <style:style style:name="T9" style:family="text">
      <style:text-properties officeooo:rsid="01ea8a74" fo:background-color="#fff200" loext:char-shading-value="0"/>
    </style:style>
    <style:style style:name="T10" style:family="text">
      <style:text-properties officeooo:rsid="01eabeb7" fo:background-color="#fff200" loext:char-shading-value="0"/>
    </style:style>
    <style:style style:name="T11" style:family="text">
      <style:text-properties officeooo:rsid="01ebb5ae" fo:background-color="#fff200" loext:char-shading-value="0"/>
    </style:style>
    <style:style style:name="T12" style:family="text">
      <style:text-properties officeooo:rsid="01f31763" fo:background-color="#fff200" loext:char-shading-value="0"/>
    </style:style>
    <style:style style:name="T13" style:family="text">
      <style:text-properties officeooo:rsid="0201c04c" fo:background-color="#fff200" loext:char-shading-value="0"/>
    </style:style>
    <style:style style:name="T14" style:family="text">
      <style:text-properties officeooo:rsid="0203de78" fo:background-color="#fff200" loext:char-shading-value="0"/>
    </style:style>
    <style:style style:name="T15" style:family="text">
      <style:text-properties officeooo:rsid="020770bb" fo:background-color="#fff200" loext:char-shading-value="0"/>
    </style:style>
    <style:style style:name="T16" style:family="text">
      <style:text-properties officeooo:rsid="02073b2f" fo:background-color="#fff200" loext:char-shading-value="0"/>
    </style:style>
    <style:style style:name="T17" style:family="text">
      <style:text-properties officeooo:rsid="020f7e12" fo:background-color="#fff200" loext:char-shading-value="0"/>
    </style:style>
    <style:style style:name="T18" style:family="text">
      <style:text-properties officeooo:rsid="020ba17c" fo:background-color="#fff200" loext:char-shading-value="0"/>
    </style:style>
    <style:style style:name="T19" style:family="text">
      <style:text-properties officeooo:rsid="01cf4b59"/>
    </style:style>
    <style:style style:name="T20" style:family="text">
      <style:text-properties officeooo:rsid="01d75198"/>
    </style:style>
    <style:style style:name="T21" style:family="text">
      <style:text-properties officeooo:rsid="01df9446"/>
    </style:style>
    <style:style style:name="T22" style:family="text">
      <style:text-properties officeooo:rsid="01e11205"/>
    </style:style>
    <style:style style:name="T23" style:family="text">
      <style:text-properties fo:font-weight="normal" officeooo:rsid="01f4f027" style:font-weight-asian="normal" style:font-weight-complex="normal"/>
    </style:style>
    <style:style style:name="T24" style:family="text">
      <style:text-properties fo:font-weight="normal" officeooo:rsid="01f63734" style:font-weight-asian="normal" style:font-weight-complex="normal"/>
    </style:style>
    <style:style style:name="T25" style:family="text">
      <style:text-properties fo:font-weight="normal" officeooo:rsid="01ee062d" style:font-weight-asian="normal" style:font-weight-complex="normal"/>
    </style:style>
    <style:style style:name="T26" style:family="text">
      <style:text-properties fo:font-weight="normal" officeooo:rsid="01fafd5a" style:font-weight-asian="normal" style:font-weight-complex="normal"/>
    </style:style>
    <style:style style:name="T27" style:family="text">
      <style:text-properties fo:font-weight="normal" officeooo:rsid="01fefb5f" style:font-weight-asian="normal" style:font-weight-complex="normal"/>
    </style:style>
    <style:style style:name="T28" style:family="text">
      <style:text-properties fo:font-weight="normal" officeooo:rsid="02138b4c" style:font-weight-asian="normal" style:font-weight-complex="normal"/>
    </style:style>
    <style:style style:name="T29" style:family="text">
      <style:text-properties officeooo:rsid="01ee062d"/>
    </style:style>
    <style:style style:name="T30" style:family="text">
      <style:text-properties officeooo:rsid="01fc0fa9"/>
    </style:style>
    <style:style style:name="T31" style:family="text">
      <style:text-properties officeooo:rsid="01fdec43"/>
    </style:style>
    <style:style style:name="T32" style:family="text">
      <style:text-properties officeooo:rsid="0202d054"/>
    </style:style>
    <style:style style:name="T33" style:family="text">
      <style:text-properties officeooo:rsid="0203de78"/>
    </style:style>
    <style:style style:name="T34" style:family="text">
      <style:text-properties officeooo:rsid="02073b2f"/>
    </style:style>
    <style:style style:name="T35" style:family="text">
      <style:text-properties officeooo:rsid="020770bb"/>
    </style:style>
    <style:style style:name="T36" style:family="text">
      <style:text-properties officeooo:rsid="020ba17c"/>
    </style:style>
    <style:style style:name="T37" style:family="text">
      <style:text-properties officeooo:rsid="020d7202"/>
    </style:style>
    <style:style style:name="T38" style:family="text">
      <style:text-properties officeooo:rsid="020f20a1"/>
    </style:style>
    <style:style style:name="T39" style:family="text">
      <style:text-properties officeooo:rsid="020f7e12"/>
    </style:style>
    <style:style style:name="T40" style:family="text">
      <style:text-properties officeooo:rsid="0226257f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20770bb" fo:background-color="transparent" loext:char-shading-value="0"/>
    </style:style>
    <style:style style:name="T43" style:family="text">
      <style:text-properties officeooo:rsid="0227d311" fo:background-color="transparent" loext:char-shading-value="0"/>
    </style:style>
    <style:style style:name="T44" style:family="text">
      <style:text-properties officeooo:rsid="0229d6a1" fo:background-color="transparent" loext:char-shading-value="0"/>
    </style:style>
    <style:style style:name="T45" style:family="text">
      <style:text-properties officeooo:rsid="022d4e10" fo:background-color="transparent" loext:char-shading-value="0"/>
    </style:style>
    <style:style style:name="T46" style:family="text">
      <style:text-properties officeooo:rsid="0230957e" fo:background-color="transparent" loext:char-shading-value="0"/>
    </style:style>
    <style:style style:name="T47" style:family="text">
      <style:text-properties officeooo:rsid="0231c331" fo:background-color="transparent" loext:char-shading-value="0"/>
    </style:style>
    <style:style style:name="T48" style:family="text">
      <style:text-properties officeooo:rsid="023340d7" fo:background-color="transparent" loext:char-shading-value="0"/>
    </style:style>
    <style:style style:name="T49" style:family="text">
      <style:text-properties officeooo:rsid="023350f3" fo:background-color="transparent" loext:char-shading-value="0"/>
    </style:style>
    <style:style style:name="T50" style:family="text">
      <style:text-properties officeooo:rsid="0234d36c" fo:background-color="transparent" loext:char-shading-value="0"/>
    </style:style>
    <style:style style:name="T51" style:family="text">
      <style:text-properties officeooo:rsid="023665d5" fo:background-color="transparent" loext:char-shading-value="0"/>
    </style:style>
    <style:style style:name="T52" style:family="text">
      <style:text-properties officeooo:rsid="02386f59" fo:background-color="transparent" loext:char-shading-value="0"/>
    </style:style>
    <style:style style:name="T53" style:family="text">
      <style:text-properties officeooo:rsid="02399d1a" fo:background-color="transparent" loext:char-shading-value="0"/>
    </style:style>
    <style:style style:name="T54" style:family="text">
      <style:text-properties officeooo:rsid="023a86a9" fo:background-color="transparent" loext:char-shading-value="0"/>
    </style:style>
    <style:style style:name="T55" style:family="text">
      <style:text-properties officeooo:rsid="023b87ec" fo:background-color="transparent" loext:char-shading-value="0"/>
    </style:style>
    <style:style style:name="T56" style:family="text">
      <style:text-properties officeooo:rsid="022810a3"/>
    </style:style>
    <style:style style:name="T57" style:family="text">
      <style:text-properties officeooo:rsid="0229d6a1"/>
    </style:style>
    <style:style style:name="T58" style:family="text">
      <style:text-properties officeooo:rsid="022ec8ab"/>
    </style:style>
    <style:style style:name="T59" style:family="text">
      <style:text-properties officeooo:rsid="0234d36c" fo:background-color="#ffffff"/>
    </style:style>
    <style:style style:name="T60" style:family="text">
      <style:text-properties fo:background-color="#ffffff"/>
    </style:style>
    <style:style style:name="T61" style:family="text">
      <style:text-properties officeooo:rsid="023a75f0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Indices espectrales </text:h>
      <text:p text:style-name="P1"/>
      <text:p text:style-name="P18"><text:span text:style-name="T2">99</text:span><text:span text:style-name="T1">)</text:span> Buen día, <text:span text:style-name="T3">Hoy hablaremos de indices espectrales.</text:span></text:p>
      <text:p text:style-name="P22"><text:span text:style-name="T37">99) </text:span>Debido al carácter multiespectral <text:span text:style-name="T22">e hiperespectral </text:span><text:span text:style-name="T5">de las imágenes satelitales</text:span>, <text:span text:style-name="T21">es posible realizar </text:span><text:span text:style-name="T7">sobre las bandas</text:span><text:span text:style-name="T21"> operaciones aritméticas para generar nuevas variables sintéticas. (Alguna diapo acá).</text:span></text:p>
      <text:p text:style-name="P21"><text:span text:style-name="T8">La banda</text:span> <text:span text:style-name="T19">obtenida</text:span> <text:span text:style-name="T22">permite resaltar</text:span> características que <text:span text:style-name="T20">no se distinguen de manera simple en la imagen original conservando informacion </text:span><text:span text:style-name="T6">escencial. </text:span><text:span text:style-name="T9">Asimismo, es posible relacionar los valores de pixeles obtenidos, con </text:span><text:span text:style-name="T10">parámetros biofísicos, químicos </text:span><text:span text:style-name="T11">o</text:span><text:span text:style-name="T10"> geológicos de la superficie terrestre </text:span><text:span text:style-name="T11">por nombrar algunos ejemplos.</text:span></text:p>
      <text:p text:style-name="P23"><text:span text:style-name="T10">S</text:span><text:span text:style-name="T4">i bien existen una amplia variedad de índices espectrales, nos centraremos para simplificar en los índices espectrales </text:span><text:span text:style-name="T12">de </text:span><text:span text:style-name="T4">vegetación.</text:span></text:p>
      <text:p text:style-name="P24">Veamos un ejemplo.</text:p>
      <text:p text:style-name="P25"><text:span text:style-name="T30">100) </text:span>En el siguiente gráfico <text:span text:style-name="T29">observamos una firma espectral de vegetación y otra de suelo. En la firma de vegetación se observa</text:span><text:span text:style-name="T23"> un pico de reflectancia en 560 nm (longitud correspondiente al verde) y dos valles de absorción en 480 nm (longitud correspondiente al azul) y 655 nm (longitud correspondiente al azul rojo). Este comportamiento espectral está relacionado con el contenido de clorofila en la hoja.</text:span><text:span text:style-name="T24"> </text:span><text:span text:style-name="T25"><text:s/></text:span></text:p>
      <text:p text:style-name="P25"><text:span text:style-name="T24">En la zona del infrarrojo</text:span><text:span text:style-name="T25"> presenta un pico </text:span><text:span text:style-name="T26">más </text:span><text:span text:style-name="T25">intenso de reflectancia entre los 700 y 1100 nm. </text:span><text:span text:style-name="T24">Como mencionamos en la clase 2, v</text:span><text:span text:style-name="T25">ariaciones <text:s/>en esta zona del espectro están relacionadas con la estructura celular de la</text:span><text:span text:style-name="T28">s hojas de la</text:span><text:span text:style-name="T25"> planta y la densidad del canopeo. Mayor número de hojas con celulas en buen estado fisiológico reflejan gran parte de la radiancia incidente en tanto que menor cantidad de hojas o en estress fisiológico reflejan en menor grado en ese rango. </text:span></text:p>
      <text:p text:style-name="P5"><text:span text:style-name="T30">101) El </text:span>salto <text:span text:style-name="T30">en la intensidad de la reflectancia</text:span> que existe entre el infrarrojo y el rojo <text:span text:style-name="T30">permiten cuantificar las variables fisiológicas mencionadas.</text:span></text:p>
      <text:p text:style-name="P5"/>
      <text:p text:style-name="P6"><text:span text:style-name="T38">102) </text:span>En el siguiente gráfico observamos variaciones en la cobertura de la vegetación, es decir la cantidad de biomasa vegetal <text:span text:style-name="T58">fotosintética</text:span>. A porcentajes más altos de cobertura, mayor reflectancia en el infrarrojo cercano y mayor absorción en el rojo <text:span text:style-name="T31">y viceversa: a menor reflectancia en el infrarrojo y mayor reflectancia en el rojo menor cobertura de vegetación. Si prestamos atención al salto de intensidades entre el rojo y el infrarrojo, veremos que disminuye, a medida que disminuye el % de cobertura.</text:span></text:p>
      <text:p text:style-name="P6"/>
      <text:p text:style-name="P7"><text:soft-page-break/>Podriamos pensar entonces una operación matemática que cuantifique ese salto. Por ejemplo, si dividimos la intensidad del infrarrojo sobre la intesidad del rojo obtendremos un valor <text:span text:style-name="T32">y ese valor estará relacionado con el porcentaje de cobertura de la vegetacion.</text:span></text:p>
      <text:p text:style-name="P10"><text:span text:style-name="T39">103) </text:span>Veamos un ejemplo: </text:p>
      <text:p text:style-name="P8">En el siguiente gráfico observamos <text:span text:style-name="T34">un hipotético caso en que la cobertura de vegetación en un pixel es del 100%. </text:span><text:span text:style-name="T16">Vemos</text:span><text:span text:style-name="T34"> que el infrarrojo toma valores de reflectancia cercanos a 0.63 en tanto que el rojo toma valores cercanos a 0.05. </text:span></text:p>
      <text:p text:style-name="P8"/>
      <text:p text:style-name="P11">El cociente del valor que toma el infrarrojo sobre el valor que toma el rojo vale </text:p>
      <text:p text:style-name="P14"><text:span text:style-name="T33">1) </text:span>IR/R=<text:span text:style-name="T35">12.6</text:span></text:p>
      <text:p text:style-name="P32">Esta operación se denomina simple ratio.</text:p>
      <text:p text:style-name="P31"/>
      <text:p text:style-name="P9"><text:span text:style-name="T39">104) En el </text:span><text:span text:style-name="T17">siguiente</text:span><text:span text:style-name="T27"> gráfico observamos </text:span><text:span text:style-name="T34">un hipotético caso en que la cobertura de vegetación en un pixel es del 0%. Vemos que el infrarrojo toma valores de reflectancia cercanos a 0.23 en tanto que el rojo toma valores cercanos a 0.11. </text:span></text:p>
      <text:p text:style-name="P36">El cociente del valor que toma el infrarrojo sobre el valor que toma el rojo vale </text:p>
      <text:p text:style-name="P39"/>
      <text:p text:style-name="P30"><text:span text:style-name="T14">2) </text:span><text:span text:style-name="T13">IR/R=</text:span><text:span text:style-name="T15">2.1</text:span></text:p>
      <text:p text:style-name="P30"/>
      <text:p text:style-name="P34">De este modo, <text:span text:style-name="T36">estaremos cuantificando numéricamente el salto infrarrojo-rojo. Valores más altos de SR están relacionados con mayor biomasa fotosintéticamente activa y viceversa. El SR no presenta rango de valores definidos por lo tanto resulta dificultoso realizar comparaciones entre diferentes usos y coberturas.</text:span></text:p>
      <text:p text:style-name="P34"/>
      <text:p text:style-name="P15"><text:span text:style-name="T40">Una solución a este problema es normalizar</text:span> la diferencia entre las bandas <text:span text:style-name="T57">del infrarrojo cercano</text:span> y roja para minimizar los efectos de la variación entre la irradiancia <text:span text:style-name="T56">y tener un rango que permita realizar comparaciones. Este índice se denomina NDVI (Normalized Difrence Vegetation Index) o </text:span><text:span text:style-name="T42"><text:s/></text:span><text:span text:style-name="T43">í</text:span><text:span text:style-name="T42">ndice de vegetación de diferencia normalizada</text:span><text:span text:style-name="T44">. </text:span></text:p>
      <text:p text:style-name="P40"/>
      <text:p text:style-name="P16"><text:span text:style-name="T44">P</text:span><text:span text:style-name="T41">uede tomar valores entre -1 y 1. Los valores cercanos a -</text:span><text:span text:style-name="T45">1 se asocian a cuerpos de </text:span><text:span text:style-name="T41">agua </text:span><text:span text:style-name="T54">y presentan baja intensidad de brillo</text:span><text:span text:style-name="T41">, valores cercanos a cero </text:span><text:span text:style-name="T45">a suelos sin o </text:span><text:span text:style-name="T41">con escasa cobertura vegetal, </text:span><text:span text:style-name="T45">en tanto que valores cercanos a 1 refieren a </text:span><text:span text:style-name="T41"><text:s/>suelos </text:span><text:span text:style-name="T45">con gran porcentaje de biomasa </text:span><text:span text:style-name="T55">y presenta alta intensidad de <text:s/>brillo</text:span><text:span text:style-name="T45">.</text:span><text:span text:style-name="T41"> </text:span></text:p>
      <text:p text:style-name="P17"><text:soft-page-break/><text:span text:style-name="T41">Diversos estudios muestran una rela</text:span><text:span text:style-name="T46">ción positiva entre el NDVI y parámetros de la vegetación como el índice de area foliar, biomasa fotosintética, radiación fotosintéticamente activa absorbida o porcentaje de cobertura. </text:span></text:p>
      <text:p text:style-name="P42"><text:span text:style-name="T46">En el siguiente gráfico vemos un</text:span><text:span text:style-name="T47">a relación </text:span><text:span text:style-name="T48">no lineal </text:span><text:span text:style-name="T47">entre </text:span><text:span text:style-name="T48">el NDVI y </text:span><text:span text:style-name="T49">el peso de biomasa por metro cuadrado que es una medida de la productividad primaria neta de la vegetación. A mayor cantidad de biomasa se observan valores más altos de NDVI. </text:span></text:p>
      <text:p text:style-name="P42"><text:span text:style-name="T49">Sin embargo, a medida que aumenta la biomasa, los valores de NDVI empiezan a ser más constantes. </text:span><text:span text:style-name="T51">Por lo tanto satura cuando la cobertura vegetal es muy densa</text:span><text:span text:style-name="T50"> </text:span><text:span text:style-name="T52">ya que la reflectancia en el rojo cambia poco en tanto que en el infrar</text:span><text:span text:style-name="T53">rojo aumenta con la densidad de cobertura.</text:span></text:p>
      <text:p text:style-name="P43"><text:span text:style-name="T59">P</text:span><text:span text:style-name="T60">or otro lado, en suelos con escasa cobertura, </text:span><text:span text:style-name="T61">los valores de NDVI se ven afectados por la reflectancia del suelo.</text:span></text:p>
      <text:p text:style-name="P17"><text:span text:style-name="T49"/></text:p>
      <text:p text:style-name="P17"><text:span text:style-name="T49"/></text:p>
      <text:p text:style-name="P35"/>
      <text:p text:style-name="P38">y puede tomar va</text:p>
      <text:p text:style-name="P33"/>
      <text:p text:style-name="P38">Para minimizar los efectos </text:p>
      <text:p text:style-name="P37"/>
      <text:p text:style-name="P37"><text:span text:style-name="T36"><text:s/>al no tener </text:span><text:span text:style-name="T18">un rango definido</text:span><text:span text:style-name="T36"> no es util para realizar comparaciones. Podemos entonces normalizar </text:span></text:p>
      <text:p text:style-name="P28"/>
      <text:p text:style-name="P27">La principal diferencia es que. En términos generales, la mayoría de estos índices basados ​​en relaciones son funcionalmente equivalentes y funcionan de la misma manera, algunos son simplemente "más limpios" que otros. NDVI tiende a usarse sobre SR porque se preforma bien y reduce el "ruido" del sol, las sombras de las nubes, las variaciones topográficas, etc.</text:p>
      <text:p text:style-name="P26"/>
      <text:p text:style-name="P20"/>
      <text:p text:style-name="P20"/>
      <text:p text:style-name="P19"/>
      <text:p text:style-name="P19"/>
      <text:p text:style-name="P13">Conectar con </text:p>
      <text:p text:style-name="P12"/>
      <text:p text:style-name="P12"><text:soft-page-break/>La suposición básica es que alguna combinación algebraica de espectros de percepción remota</text:p>
      <text:p text:style-name="P12">Las bandas nos pueden decir algo útil sobre la estructura de la vegetación y el estado de</text:p>
      <text:p text:style-name="P12">la cubierta vegetal, como la densidad y distribución de las hojas, el contenido de agua de las hojas,</text:p>
      <text:p text:style-name="P12">Edad, carencias minerales y ataques parasitarios.</text:p>
      <text:p text:style-name="P3"/>
      <text:p text:style-name="P3"><text:s/></text:p>
      <text:p text:style-name="P4"/>
      <text:p text:style-name="P4"/>
      <text:p text:style-name="P2"/>
      <text:p text:style-name="P2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0:02:23.366783490</meta:creation-date>
    <meta:print-date>2019-01-24T10:03:09.538846085</meta:print-date>
    <dc:date>2019-04-17T15:43:27.404912188</dc:date>
    <meta:editing-duration>P4DT9H47M29S</meta:editing-duration>
    <meta:editing-cycles>262</meta:editing-cycles>
    <meta:generator>LibreOffice/6.0.7.3$Linux_X86_64 LibreOffice_project/00m0$Build-3</meta:generator>
    <meta:document-statistic meta:table-count="0" meta:image-count="0" meta:object-count="0" meta:page-count="4" meta:paragraph-count="36" meta:word-count="952" meta:character-count="5940" meta:non-whitespace-character-count="4999"/>
  </office:meta>
</office:document-meta>
</file>